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596.1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csv_quarterly_lay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eld_number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max_length</text:p>
          </table:table-cell>
          <table:table-cell office:value-type="string" calcext:value-type="string">
            <text:p>field_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ea_fips</text:p>
          </table:table-cell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-character FIPS co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wn_code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character ownership co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dustry_code</text:p>
          </table:table-cell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character Industry Code (NAICS, SuperSector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glvl_code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character aggregation level cod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ze_code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character size cod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-character yea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qtr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character quarter (always A for annua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closure_code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character disclosure code (either ' '(blank) or 'N' not disclosed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area_title</text:p>
          </table:table-cell>
          <table:table-cell office:value-type="string" calcext:value-type="string">
            <text:p>Tex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-character area title associated with the area's FIPS (Excluded from singlefile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wn_title</text:p>
          </table:table-cell>
          <table:table-cell office:value-type="string" calcext:value-type="string">
            <text:p>Tex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-character ownership title associated with the ownership code (Excluded from singlefil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industry_title</text:p>
          </table:table-cell>
          <table:table-cell office:value-type="string" calcext:value-type="string">
            <text:p>Tex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-character industry title associated with the industry code (Excluded from singlefile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gglvl_title</text:p>
          </table:table-cell>
          <table:table-cell office:value-type="string" calcext:value-type="string">
            <text:p>Tex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-character aggregation title associated with the agglvl code (Excluded from singlefile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ize_title</text:p>
          </table:table-cell>
          <table:table-cell office:value-type="string" calcext:value-type="string">
            <text:p>Tex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-character size title associated with the size code (Excluded from singlefil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qtrly_estab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unt of establishments for a given quar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month1_emplvl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loyment level for the first month of a given quar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month2_emplvl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loyment level for the second month of a given quar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month3_emplvl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loyment level for the third month of a <text:s/>given quart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total_qtrly_wages</text:p>
          </table:table-cell>
          <table:table-cell office:value-type="string" calcext:value-type="string">
            <text:p>Nume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tal wages for a given quart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xable_qtrly_wages</text:p>
          </table:table-cell>
          <table:table-cell office:value-type="string" calcext:value-type="string">
            <text:p>Nume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xable wages for a given quart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trly_contributions</text:p>
          </table:table-cell>
          <table:table-cell office:value-type="string" calcext:value-type="string">
            <text:p>Nume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uarterly contributions for a given quart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vg_wkly_wage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erage weekly wage for a given quart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q_disclosure_code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character location-quotient disclosure code (either ' '(blank) or 'N' not disclose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q_qtrly_estab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quarterly establishment count relative to the U.S. (Rounded to hundredths place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lq_month1_emplvl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emloyment level for the first month of a given quarter relative to the U.S. (Rounded to hundredths place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lq_month2_emplvl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emloyment level for the second month of a given quarter relative to the U.S. (Rounded to hundredths place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lq_month3_emplvl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emloyment level for the third month of a given quarter relative to the U.S. (Rounded to hundredths place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q_total_qtrly_wag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total wages for a given quarter relative to the U.S. (Rounded to hundredths place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q_taxable_qtrly_wag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total taxable wages for a given quarter relative to the U.S. (Rounded to hundredths place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q_qtrly_contribution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total contributions for a given quarter relative to the U.S. (Rounded to hundredths place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q_avg_wkly_wage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average weekly wage for a given quarter relative to the U.S. (Rounded to hundredths place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ty_disclosure_code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character over-the-year disclosure code (either ' '(blank) or 'N' not disclosed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oty_qtrly_estabs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change in the count of establishments for a given quart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ty_qtrly_estabs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the count of establishments for a given quarter (Rounded to the tenths place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oty_month1_emplvl_chg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ver-the-year change in the first month's employment level of a given quarte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oty_month1_emplvl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the first month's employment level of a given quarter (Rounded to the tenths place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oty_month2_emplvl_chg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ver-the-year change in the second month's employment level of a given quart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oty_month2_emplvl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the second month's employment level of a given quarter (Rounded to the tenths place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oty_month3_emplvl_chg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ver-the-year change in the third month's employment level of a given quart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oty_month3_emplvl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the third month's employment level of a given quarter (Rounded to the tenths place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oty_total_qtrly_wages_chg</text:p>
          </table:table-cell>
          <table:table-cell office:value-type="string" calcext:value-type="string">
            <text:p>Nume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er-the-year change in total quarterly wages for a given quarte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oty_total_qtrly_wages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total quarterly wages for a given quarter (Rounded to the tenths place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ty_taxable_qtrly_wages_chg</text:p>
          </table:table-cell>
          <table:table-cell office:value-type="string" calcext:value-type="string">
            <text:p>Nume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er-the-year change in taxable quarterly wages for a given quart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ty_taxable_qtrly_wages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taxable quarterly wages for a given quarter (Rounded to the tenths place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ty_qtrly_contributions_chg</text:p>
          </table:table-cell>
          <table:table-cell office:value-type="string" calcext:value-type="string">
            <text:p>Nume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ver-the-year change in quarterly contributions for a given quart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ty_qtrly_contributions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quarterly contributions for a given quarter (Rounded to the tenths place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oty_avg_wkly_wage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change in average weekly wage for a given quart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oty_avg_wkly_wage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average weekly wage for a given quarter (Rounded to the tenths plac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7:36:27.747998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19T23:02:00.017840457</dc:date>
    <meta:editing-duration>PT2M28S</meta:editing-duration>
    <meta:editing-cycles>1</meta:editing-cycles>
    <meta:document-statistic meta:table-count="1" meta:cell-count="240" meta:object-count="0"/>
  </office:meta>
</office:document-meta>
</file>